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Depth</text:p>
          </table:table-cell>
          <table:table-cell table:style-name="ce1" office:value-type="string" calcext:value-type="string" table:number-columns-spanned="2" table:number-rows-spanned="1">
            <text:p>CPU</text:p>
          </table:table-cell>
          <table:covered-table-cell/>
          <table:table-cell table:style-name="ce1" office:value-type="string" calcext:value-type="string" table:number-columns-spanned="4" table:number-rows-spanned="1">
            <text:p>GPU</text:p>
          </table:table-cell>
          <table:covered-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Icosphere (ms)</text:p>
          </table:table-cell>
          <table:table-cell table:style-name="ce1" office:value-type="string" calcext:value-type="string" table:number-columns-spanned="1" table:number-rows-spanned="2">
            <text:p>Fill Vertices (ms)</text:p>
          </table:table-cell>
          <table:table-cell table:style-name="ce1" office:value-type="string" calcext:value-type="string" table:number-columns-spanned="2" table:number-rows-spanned="1">
            <text:p>Icosphere (ms)</text:p>
          </table:table-cell>
          <table:covered-table-cell/>
          <table:table-cell table:style-name="ce1" office:value-type="string" calcext:value-type="string" table:number-columns-spanned="2" table:number-rows-spanned="1">
            <text:p>Fill Vertices</text:p>
          </table:table-cell>
          <table:covered-table-cell/>
        </table:table-row>
        <table:table-row table:style-name="ro1">
          <table:covered-table-cell table:number-columns-repeated="3"/>
          <table:table-cell office:value-type="string" calcext:value-type="string">
            <text:p>Naive</text:p>
          </table:table-cell>
          <table:table-cell office:value-type="string" calcext:value-type="string">
            <text:p>Optimize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Optimiz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4096" calcext:value-type="float">
            <text:p>0.004096</text:p>
          </table:table-cell>
          <table:table-cell office:value-type="float" office:value="0.010976" calcext:value-type="float">
            <text:p>0.010976</text:p>
          </table:table-cell>
          <table:table-cell office:value-type="float" office:value="0.02512" calcext:value-type="float">
            <text:p>0.02512</text:p>
          </table:table-cell>
          <table:table-cell office:value-type="float" office:value="0.025088" calcext:value-type="float">
            <text:p>0.025088</text:p>
          </table:table-cell>
          <table:table-cell office:value-type="float" office:value="0.14032" calcext:value-type="float">
            <text:p>0.14032</text:p>
          </table:table-cell>
          <table:table-cell office:value-type="float" office:value="0.1368" calcext:value-type="float">
            <text:p>0.1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032" calcext:value-type="float">
            <text:p>0.012032</text:p>
          </table:table-cell>
          <table:table-cell office:value-type="float" office:value="0.03808" calcext:value-type="float">
            <text:p>0.03808</text:p>
          </table:table-cell>
          <table:table-cell office:value-type="float" office:value="0.053568" calcext:value-type="float">
            <text:p>0.053568</text:p>
          </table:table-cell>
          <table:table-cell office:value-type="float" office:value="0.033952" calcext:value-type="float">
            <text:p>0.033952</text:p>
          </table:table-cell>
          <table:table-cell office:value-type="float" office:value="0.370208" calcext:value-type="float">
            <text:p>0.370208</text:p>
          </table:table-cell>
          <table:table-cell office:value-type="float" office:value="0.209408" calcext:value-type="float">
            <text:p>0.209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5984" calcext:value-type="float">
            <text:p>0.025984</text:p>
          </table:table-cell>
          <table:table-cell office:value-type="float" office:value="0.181376" calcext:value-type="float">
            <text:p>0.181376</text:p>
          </table:table-cell>
          <table:table-cell office:value-type="float" office:value="0.076896" calcext:value-type="float">
            <text:p>0.076896</text:p>
          </table:table-cell>
          <table:table-cell office:value-type="float" office:value="0.045504" calcext:value-type="float">
            <text:p>0.045504</text:p>
          </table:table-cell>
          <table:table-cell office:value-type="float" office:value="1.19376" calcext:value-type="float">
            <text:p>1.19376</text:p>
          </table:table-cell>
          <table:table-cell office:value-type="float" office:value="0.431808" calcext:value-type="float">
            <text:p>0.4318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8048" calcext:value-type="float">
            <text:p>0.098048</text:p>
          </table:table-cell>
          <table:table-cell office:value-type="float" office:value="0.996384" calcext:value-type="float">
            <text:p>0.996384</text:p>
          </table:table-cell>
          <table:table-cell office:value-type="float" office:value="0.116512" calcext:value-type="float">
            <text:p>0.116512</text:p>
          </table:table-cell>
          <table:table-cell office:value-type="float" office:value="0.067808" calcext:value-type="float">
            <text:p>0.067808</text:p>
          </table:table-cell>
          <table:table-cell office:value-type="float" office:value="4.220512" calcext:value-type="float">
            <text:p>4.220512</text:p>
          </table:table-cell>
          <table:table-cell office:value-type="float" office:value="0.46304" calcext:value-type="float">
            <text:p>0.463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66656" calcext:value-type="float">
            <text:p>0.366656</text:p>
          </table:table-cell>
          <table:table-cell office:value-type="float" office:value="5.72304" calcext:value-type="float">
            <text:p>5.72304</text:p>
          </table:table-cell>
          <table:table-cell office:value-type="float" office:value="0.193504" calcext:value-type="float">
            <text:p>0.193504</text:p>
          </table:table-cell>
          <table:table-cell office:value-type="float" office:value="0.092896" calcext:value-type="float">
            <text:p>0.092896</text:p>
          </table:table-cell>
          <table:table-cell office:value-type="float" office:value="0.193504" calcext:value-type="float">
            <text:p>0.193504</text:p>
          </table:table-cell>
          <table:table-cell office:value-type="float" office:value="0.495488" calcext:value-type="float">
            <text:p>0.4954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36832" calcext:value-type="float">
            <text:p>1.436832</text:p>
          </table:table-cell>
          <table:table-cell office:value-type="float" office:value="36.507679" calcext:value-type="float">
            <text:p>36.507679</text:p>
          </table:table-cell>
          <table:table-cell office:value-type="float" office:value="0.277184" calcext:value-type="float">
            <text:p>0.277184</text:p>
          </table:table-cell>
          <table:table-cell office:value-type="float" office:value="0.153696" calcext:value-type="float">
            <text:p>0.153696</text:p>
          </table:table-cell>
          <table:table-cell office:value-type="float" office:value="65.428452" calcext:value-type="float">
            <text:p>65.428452</text:p>
          </table:table-cell>
          <table:table-cell office:value-type="float" office:value="0.889632" calcext:value-type="float">
            <text:p>0.8896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754272" calcext:value-type="float">
            <text:p>5.754272</text:p>
          </table:table-cell>
          <table:table-cell office:value-type="float" office:value="209.055237" calcext:value-type="float">
            <text:p>209.055237</text:p>
          </table:table-cell>
          <table:table-cell office:value-type="float" office:value="0.380128" calcext:value-type="float">
            <text:p>0.380128</text:p>
          </table:table-cell>
          <table:table-cell office:value-type="float" office:value="0.266752" calcext:value-type="float">
            <text:p>0.266752</text:p>
          </table:table-cell>
          <table:table-cell office:value-type="float" office:value="263.786285" calcext:value-type="float">
            <text:p>263.786285</text:p>
          </table:table-cell>
          <table:table-cell office:value-type="float" office:value="2.496576" calcext:value-type="float">
            <text:p>2.4965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199455" calcext:value-type="float">
            <text:p>23.199455</text:p>
          </table:table-cell>
          <table:table-cell office:value-type="float" office:value="1186.422852" calcext:value-type="float">
            <text:p>1186.422852</text:p>
          </table:table-cell>
          <table:table-cell office:value-type="float" office:value="0.69552" calcext:value-type="float">
            <text:p>0.69552</text:p>
          </table:table-cell>
          <table:table-cell office:value-type="float" office:value="0.635104" calcext:value-type="float">
            <text:p>0.635104</text:p>
          </table:table-cell>
          <table:table-cell office:value-type="float" office:value="990.288147" calcext:value-type="float">
            <text:p>990.288147</text:p>
          </table:table-cell>
          <table:table-cell office:value-type="float" office:value="8.966912" calcext:value-type="float">
            <text:p>8.9669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.330658" calcext:value-type="float">
            <text:p>95.330658</text:p>
          </table:table-cell>
          <table:table-cell office:value-type="float" office:value="8339.12793" calcext:value-type="float">
            <text:p>8339.12793</text:p>
          </table:table-cell>
          <table:table-cell office:value-type="float" office:value="1.97264" calcext:value-type="float">
            <text:p>1.97264</text:p>
          </table:table-cell>
          <table:table-cell office:value-type="float" office:value="2.28368" calcext:value-type="float">
            <text:p>2.28368</text:p>
          </table:table-cell>
          <table:table-cell office:value-type="float" office:value="4040.03833" calcext:value-type="float">
            <text:p>4040.03833</text:p>
          </table:table-cell>
          <table:table-cell office:value-type="float" office:value="40.978081" calcext:value-type="float">
            <text:p>40.9780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2.109558" calcext:value-type="float">
            <text:p>332.109558</text:p>
          </table:table-cell>
          <table:table-cell office:value-type="float" office:value="59076.25" calcext:value-type="float">
            <text:p>59076.25</text:p>
          </table:table-cell>
          <table:table-cell office:value-type="float" office:value="7.600992" calcext:value-type="float">
            <text:p>7.600992</text:p>
          </table:table-cell>
          <table:table-cell office:value-type="float" office:value="8.520064" calcext:value-type="float">
            <text:p>8.520064</text:p>
          </table:table-cell>
          <table:table-cell office:value-type="float" office:value="16494.310547" calcext:value-type="float">
            <text:p>16494.310547</text:p>
          </table:table-cell>
          <table:table-cell office:value-type="float" office:value="169.167038" calcext:value-type="float">
            <text:p>169.1670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3.302719" calcext:value-type="float">
            <text:p>33.302719</text:p>
          </table:table-cell>
          <table:table-cell office:value-type="string" calcext:value-type="string">
            <text:p>-</text:p>
          </table:table-cell>
          <table:table-cell office:value-type="float" office:value="727.909668" calcext:value-type="float">
            <text:p>727.9096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3.33728" calcext:value-type="float">
            <text:p>133.33728</text:p>
          </table:table-cell>
          <table:table-cell office:value-type="string" calcext:value-type="string">
            <text:p>-</text:p>
          </table:table-cell>
          <table:table-cell office:value-type="float" office:value="2737.139648" calcext:value-type="float">
            <text:p>2737.139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3T18:16:48.232365924</meta:creation-date>
    <dc:date>2020-06-03T18:37:21.581406124</dc:date>
    <meta:editing-duration>PT20M24S</meta:editing-duration>
    <meta:editing-cycles>26</meta:editing-cycles>
    <meta:generator>LibreOffice/6.4.3.2$Linux_X86_64 LibreOffice_project/40$Build-2</meta:generator>
    <meta:document-statistic meta:table-count="1" meta:cell-count="95" meta:object-count="0"/>
  </office:meta>
</office:document-meta>
</file>